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6.1pt" svg:height="262.97pt" svg:x="3.88pt" svg:y="222.26pt">
            <loext:p draw:notify-on-update-of-ranges="Sheet1.A10:Sheet1.A13 Sheet1.B9:Sheet1.B9 Sheet1.B10:Sheet1.B13 Sheet1.C9:Sheet1.C9 Sheet1.C10:Sheet1.C13 Sheet1.D9:Sheet1.D9 Sheet1.D10:Sheet1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29.22pt" svg:height="255.43pt" svg:x="427.63pt" svg:y="223.8pt">
            <loext:p draw:notify-on-update-of-ranges="Sheet1.E10:Sheet1.E13 Sheet1.F9:Sheet1.F9 Sheet1.F10:Sheet1.F13 Sheet1.G9:Sheet1.G9 Sheet1.G10:Sheet1.G13 Sheet1.H9:Sheet1.H9 Sheet1.H10:Sheet1.H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-------------</text:p>
          </table:table-cell>
          <table:table-cell table:style-name="ce2" office:value-type="string" calcext:value-type="string">
            <text:p>N=1</text:p>
          </table:table-cell>
          <table:table-cell table:style-name="ce7" office:value-type="string" calcext:value-type="string" table:number-columns-spanned="2" table:number-rows-spanned="1">
            <text:p>N=2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N=4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N=8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ce4" office:value-type="string" calcext:value-type="string">
            <text:p>Secuencial</text:p>
          </table:table-cell>
          <table:table-cell table:style-name="ce4" office:value-type="string" calcext:value-type="string">
            <text:p>Chunk</text:p>
          </table:table-cell>
          <table:table-cell table:style-name="ce4" office:value-type="string" calcext:value-type="string">
            <text:p>Scatter</text:p>
          </table:table-cell>
          <table:table-cell table:style-name="ce4" office:value-type="string" calcext:value-type="string">
            <text:p>Chunk</text:p>
          </table:table-cell>
          <table:table-cell table:style-name="ce4" office:value-type="string" calcext:value-type="string">
            <text:p>Scatter</text:p>
          </table:table-cell>
          <table:table-cell table:style-name="ce4" office:value-type="string" calcext:value-type="string">
            <text:p>Chunk</text:p>
          </table:table-cell>
          <table:table-cell table:style-name="ce4" office:value-type="string" calcext:value-type="string">
            <text:p>Scatter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8646" calcext:value-type="float">
            <text:p>0.018646</text:p>
          </table:table-cell>
          <table:table-cell office:value-type="float" office:value="0.069131" calcext:value-type="float">
            <text:p>0.069131</text:p>
          </table:table-cell>
          <table:table-cell office:value-type="float" office:value="0.036953" calcext:value-type="float">
            <text:p>0.036953</text:p>
          </table:table-cell>
          <table:table-cell table:style-name="ce5" office:value-type="float" office:value="0.20678" calcext:value-type="float">
            <text:p>0.20678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0.29194" calcext:value-type="float">
            <text:p>0.29194</text:p>
          </table:table-cell>
          <table:table-cell office:value-type="float" office:value="0.15755" calcext:value-type="float">
            <text:p>0.15755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6" office:value-type="float" office:value="19.22" calcext:value-type="float">
            <text:p>19.22</text:p>
          </table:table-cell>
          <table:table-cell table:style-name="ce6" office:value-type="float" office:value="9.5975" calcext:value-type="float">
            <text:p>9.5975</text:p>
          </table:table-cell>
          <table:table-cell table:style-name="ce6" office:value-type="float" office:value="10.226" calcext:value-type="float">
            <text:p>10.226</text:p>
          </table:table-cell>
          <table:table-cell table:style-name="ce6" office:value-type="float" office:value="4.8855" calcext:value-type="float">
            <text:p>4.8855</text:p>
          </table:table-cell>
          <table:table-cell table:style-name="ce6" office:value-type="float" office:value="4.7048" calcext:value-type="float">
            <text:p>4.7048</text:p>
          </table:table-cell>
          <table:table-cell table:style-name="ce6" office:value-type="float" office:value="3.0315" calcext:value-type="float">
            <text:p>3.0315</text:p>
          </table:table-cell>
          <table:table-cell table:style-name="ce6" office:value-type="float" office:value="2.5692" calcext:value-type="float">
            <text:p>2.5692</text:p>
          </table:table-cell>
          <table:table-cell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9106" calcext:value-type="float">
            <text:p>19106</text:p>
          </table:table-cell>
          <table:table-cell office:value-type="float" office:value="9452.6" calcext:value-type="float">
            <text:p>9452.6</text:p>
          </table:table-cell>
          <table:table-cell office:value-type="float" office:value="9637.8" calcext:value-type="float">
            <text:p>9637.8</text:p>
          </table:table-cell>
          <table:table-cell table:style-name="ce5" office:value-type="float" office:value="4624.4" calcext:value-type="float">
            <text:p>4624.4</text:p>
          </table:table-cell>
          <table:table-cell office:value-type="float" office:value="4659.5" calcext:value-type="float">
            <text:p>4659.5</text:p>
          </table:table-cell>
          <table:table-cell office:value-type="float" office:value="2570.2" calcext:value-type="float">
            <text:p>2570.2</text:p>
          </table:table-cell>
          <table:table-cell office:value-type="float" office:value="2520.2" calcext:value-type="float">
            <text:p>2520.2</text:p>
          </table:table-cell>
          <table:table-cell/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table:style-name="ce6" office:value-type="float" office:value="37618" calcext:value-type="float">
            <text:p>37618</text:p>
          </table:table-cell>
          <table:table-cell table:style-name="ce6" office:value-type="float" office:value="17778" calcext:value-type="float">
            <text:p>17778</text:p>
          </table:table-cell>
          <table:table-cell table:style-name="ce6" office:value-type="float" office:value="18266" calcext:value-type="float">
            <text:p>18266</text:p>
          </table:table-cell>
          <table:table-cell table:style-name="ce6" office:value-type="float" office:value="8713.5" calcext:value-type="float">
            <text:p>8713.5</text:p>
          </table:table-cell>
          <table:table-cell table:style-name="ce6" office:value-type="float" office:value="8702.4" calcext:value-type="float">
            <text:p>8702.4</text:p>
          </table:table-cell>
          <table:table-cell table:style-name="ce6" office:value-type="float" office:value="4609.6" calcext:value-type="float">
            <text:p>4609.6</text:p>
          </table:table-cell>
          <table:table-cell table:style-name="ce6" office:value-type="float" office:value="4632.5" calcext:value-type="float">
            <text:p>4632.5</text:p>
          </table:table-cell>
          <table:table-cell/>
        </table:table-row>
        <table:table-row table:style-name="ro2">
          <table:table-cell table:style-name="Default" table:number-columns-repeated="8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Chunk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Scatter</text:p>
          </table:table-cell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>
            <text:p>Ganancias</text:p>
          </table:table-cell>
          <table:table-cell table:style-name="ce2" office:value-type="string" calcext:value-type="string">
            <text:p>N=2</text:p>
          </table:table-cell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N=8</text:p>
          </table:table-cell>
          <table:table-cell office:value-type="string" calcext:value-type="string">
            <text:p>Ganancias</text:p>
          </table:table-cell>
          <table:table-cell table:style-name="ce2" office:value-type="string" calcext:value-type="string">
            <text:p>N=2</text:p>
          </table:table-cell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N=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3]/[.C3]" office:value-type="float" office:value="0.26971980732233" calcext:value-type="float">
            <text:p>0.2697198073</text:p>
          </table:table-cell>
          <table:table-cell table:formula="of:=[.B3]/[.E3]" office:value-type="float" office:value="0.0901731308637199" calcext:value-type="float">
            <text:p>0.0901731309</text:p>
          </table:table-cell>
          <table:table-cell table:formula="of:=[.B3]/[.G3]" office:value-type="float" office:value="0.0638692882099061" calcext:value-type="float">
            <text:p>0.0638692882</text:p>
          </table:table-cell>
          <table:table-cell office:value-type="float" office:value="1000" calcext:value-type="float">
            <text:p>1000</text:p>
          </table:table-cell>
          <table:table-cell table:formula="of:=[.B3]/[.D3]" office:value-type="float" office:value="0.504586907693557" calcext:value-type="float">
            <text:p>0.5045869077</text:p>
          </table:table-cell>
          <table:table-cell table:formula="of:=[.B3]/[.F3]" office:value-type="float" office:value="0.281151990349819" calcext:value-type="float">
            <text:p>0.2811519903</text:p>
          </table:table-cell>
          <table:table-cell table:formula="of:=[.B3]/[.H3]" office:value-type="float" office:value="0.118349730244367" calcext:value-type="float">
            <text:p>0.118349730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4]/[.C4]" office:value-type="float" office:value="2.00260484501172" calcext:value-type="float">
            <text:p>2.002604845</text:p>
          </table:table-cell>
          <table:table-cell table:formula="of:=[.B4]/[.E4]" office:value-type="float" office:value="3.93409067649166" calcext:value-type="float">
            <text:p>3.9340906765</text:p>
          </table:table-cell>
          <table:table-cell table:formula="of:=[.B4]/[.G4]" office:value-type="float" office:value="6.34009566221343" calcext:value-type="float">
            <text:p>6.3400956622</text:p>
          </table:table-cell>
          <table:table-cell office:value-type="float" office:value="1000000" calcext:value-type="float">
            <text:p>1000000</text:p>
          </table:table-cell>
          <table:table-cell table:formula="of:=[.B4]/[.D4]" office:value-type="float" office:value="1.8795227850577" calcext:value-type="float">
            <text:p>1.8795227851</text:p>
          </table:table-cell>
          <table:table-cell table:formula="of:=[.B4]/[.F4]" office:value-type="float" office:value="4.08518959360653" calcext:value-type="float">
            <text:p>4.0851895936</text:p>
          </table:table-cell>
          <table:table-cell table:formula="of:=[.B4]/[.H4]" office:value-type="float" office:value="7.48092791530438" calcext:value-type="float">
            <text:p>7.4809279153</text:p>
          </table:table-cell>
          <table:table-cell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table:formula="of:=[.B5]/[.C5]" office:value-type="float" office:value="2.0212428326598" calcext:value-type="float">
            <text:p>2.0212428327</text:p>
          </table:table-cell>
          <table:table-cell table:formula="of:=[.B5]/[.E5]" office:value-type="float" office:value="4.13156301358014" calcext:value-type="float">
            <text:p>4.1315630136</text:p>
          </table:table-cell>
          <table:table-cell table:formula="of:=[.B5]/[.G5]" office:value-type="float" office:value="7.43366274998055" calcext:value-type="float">
            <text:p>7.43366275</text:p>
          </table:table-cell>
          <table:table-cell office:value-type="float" office:value="1000000000" calcext:value-type="float">
            <text:p>1000000000</text:p>
          </table:table-cell>
          <table:table-cell table:formula="of:=[.B5]/[.D5]" office:value-type="float" office:value="1.98240262300525" calcext:value-type="float">
            <text:p>1.982402623</text:p>
          </table:table-cell>
          <table:table-cell table:formula="of:=[.B5]/[.F5]" office:value-type="float" office:value="4.10043996136925" calcext:value-type="float">
            <text:p>4.1004399614</text:p>
          </table:table-cell>
          <table:table-cell table:formula="of:=[.B5]/[.H5]" office:value-type="float" office:value="7.58114435362273" calcext:value-type="float">
            <text:p>7.5811443536</text:p>
          </table:table-cell>
          <table:table-cell/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table:formula="of:=[.B6]/[.C6]" office:value-type="float" office:value="2.11598605017437" calcext:value-type="float">
            <text:p>2.1159860502</text:p>
          </table:table-cell>
          <table:table-cell table:formula="of:=[.B6]/[.E6]" office:value-type="float" office:value="4.3172089286739" calcext:value-type="float">
            <text:p>4.3172089287</text:p>
          </table:table-cell>
          <table:table-cell table:formula="of:=[.B6]/[.G6]" office:value-type="float" office:value="8.16079486289483" calcext:value-type="float">
            <text:p>8.1607948629</text:p>
          </table:table-cell>
          <table:table-cell office:value-type="float" office:value="2000000000" calcext:value-type="float">
            <text:p>2000000000</text:p>
          </table:table-cell>
          <table:table-cell table:formula="of:=[.B6]/[.D6]" office:value-type="float" office:value="2.05945472462499" calcext:value-type="float">
            <text:p>2.0594547246</text:p>
          </table:table-cell>
          <table:table-cell table:formula="of:=[.B6]/[.F6]" office:value-type="float" office:value="4.32271557271557" calcext:value-type="float">
            <text:p>4.3227155727</text:p>
          </table:table-cell>
          <table:table-cell table:formula="of:=[.B6]/[.H6]" office:value-type="float" office:value="8.12045331894226" calcext:value-type="float">
            <text:p>8.12045331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3:57:06.865268461</meta:creation-date>
    <dc:date>2018-09-21T00:42:53.628202810</dc:date>
    <meta:editing-duration>PT2M15S</meta:editing-duration>
    <meta:editing-cycles>1</meta:editing-cycles>
    <meta:document-statistic meta:table-count="1" meta:cell-count="87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33cm" svg:height="9.278cm" xlink:href=".." xlink:type="simple" chart:class="chart:line" chart:style-name="ch1">
        <chart:title svg:x="2.816cm" svg:y="0.321cm" chart:style-name="ch2">
          <text:p>Ganancia Concurrente (chunks) vs Secuencial</text:p>
        </chart:title>
        <chart:legend chart:legend-position="end" svg:x="13.054cm" svg:y="3.842cm" style:legend-expansion="high" chart:style-name="ch3"/>
        <chart:plot-area chart:style-name="ch4" table:cell-range-address="Sheet1.A9:Sheet1.D13" chart:data-source-has-labels="both" svg:x="1.311cm" svg:y="1.285cm" svg:width="11.443cm" svg:height="6.827cm">
          <chartooo:coordinate-region svg:x="1.747cm" svg:y="1.484cm" svg:width="10.079cm" svg:height="5.981cm"/>
          <chart:axis chart:dimension="x" chart:name="primary-x" chart:style-name="ch5" chartooo:axis-type="auto">
            <chartooo:date-scale/>
            <chart:title svg:x="5.387cm" svg:y="8.297cm" chart:style-name="ch6">
              <text:p>Tamaño de la muestra</text:p>
            </chart:title>
            <chart:categories table:cell-range-address="Sheet1.A10:Sheet1.A13"/>
          </chart:axis>
          <chart:axis chart:dimension="y" chart:name="primary-y" chart:style-name="ch5">
            <chart:title svg:x="0.451cm" svg:y="5.456cm" chart:style-name="ch7">
              <text:p>Ganancia</text:p>
            </chart:title>
            <chart:grid chart:style-name="ch8" chart:class="major"/>
          </chart:axis>
          <chart:series chart:style-name="ch9" chart:values-cell-range-address="Sheet1.B10:Sheet1.B13" chart:label-cell-address="Sheet1.B9:Sheet1.B9" chart:class="chart:line">
            <chart:data-point chart:repeated="4"/>
          </chart:series>
          <chart:series chart:style-name="ch10" chart:values-cell-range-address="Sheet1.C10:Sheet1.C13" chart:label-cell-address="Sheet1.C9:Sheet1.C9" chart:class="chart:line">
            <chart:data-point chart:repeated="4"/>
          </chart:series>
          <chart:series chart:style-name="ch11" chart:values-cell-range-address="Sheet1.D10:Sheet1.D13" chart:label-cell-address="Sheet1.D9:Sheet1.D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Sheet1.B9:Sheet1.B9</svg:desc>
                </draw:g>
              </table:table-cell>
              <table:table-cell office:value-type="string">
                <text:p>N=4</text:p>
                <draw:g>
                  <svg:desc>Sheet1.C9:Sheet1.C9</svg:desc>
                </draw:g>
              </table:table-cell>
              <table:table-cell office:value-type="string">
                <text:p>N=8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10:Sheet1.A13</svg:desc>
                </draw:g>
              </table:table-cell>
              <table:table-cell office:value-type="float" office:value="0.26971980732233">
                <text:p>0.26971980732233</text:p>
                <draw:g>
                  <svg:desc>Sheet1.B10:Sheet1.B13</svg:desc>
                </draw:g>
              </table:table-cell>
              <table:table-cell office:value-type="float" office:value="0.0901731308637199">
                <text:p>0.0901731308637199</text:p>
                <draw:g>
                  <svg:desc>Sheet1.C10:Sheet1.C13</svg:desc>
                </draw:g>
              </table:table-cell>
              <table:table-cell office:value-type="float" office:value="0.0638692882099061">
                <text:p>0.0638692882099061</text:p>
                <draw:g>
                  <svg:desc>Sheet1.D10:Sheet1.D13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00260484501172">
                <text:p>2.00260484501172</text:p>
              </table:table-cell>
              <table:table-cell office:value-type="float" office:value="3.93409067649166">
                <text:p>3.93409067649166</text:p>
              </table:table-cell>
              <table:table-cell office:value-type="float" office:value="6.34009566221343">
                <text:p>6.34009566221343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2.0212428326598">
                <text:p>2.0212428326598</text:p>
              </table:table-cell>
              <table:table-cell office:value-type="float" office:value="4.13156301358014">
                <text:p>4.13156301358014</text:p>
              </table:table-cell>
              <table:table-cell office:value-type="float" office:value="7.43366274998055">
                <text:p>7.43366274998055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2.11598605017437">
                <text:p>2.11598605017437</text:p>
              </table:table-cell>
              <table:table-cell office:value-type="float" office:value="4.3172089286739">
                <text:p>4.3172089286739</text:p>
              </table:table-cell>
              <table:table-cell office:value-type="float" office:value="8.16079486289483">
                <text:p>8.16079486289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43cm" svg:height="9.012cm" xlink:href=".." xlink:type="simple" chart:class="chart:line" chart:style-name="ch1">
        <chart:title svg:x="2.897cm" svg:y="0.316cm" chart:style-name="ch2">
          <text:p>Ganancia Concurrente (scatter) vs Secuencial</text:p>
        </chart:title>
        <chart:legend chart:legend-position="end" svg:x="13.164cm" svg:y="3.709cm" style:legend-expansion="high" chart:style-name="ch3"/>
        <chart:plot-area chart:style-name="ch4" table:cell-range-address="Sheet1.E9:Sheet1.H13" chart:data-source-has-labels="both" svg:x="1.313cm" svg:y="1.275cm" svg:width="11.549cm" svg:height="6.576cm">
          <chartooo:coordinate-region svg:x="1.749cm" svg:y="1.474cm" svg:width="10.185cm" svg:height="5.73cm"/>
          <chart:axis chart:dimension="x" chart:name="primary-x" chart:style-name="ch5" chartooo:axis-type="auto">
            <chartooo:date-scale/>
            <chart:title svg:x="5.442cm" svg:y="8.031cm" chart:style-name="ch6">
              <text:p>Tamaño de la muestra</text:p>
            </chart:title>
            <chart:categories table:cell-range-address="Sheet1.E10:Sheet1.E13"/>
          </chart:axis>
          <chart:axis chart:dimension="y" chart:name="primary-y" chart:style-name="ch5">
            <chart:title svg:x="0.451cm" svg:y="5.321cm" chart:style-name="ch7">
              <text:p>Ganancia</text:p>
            </chart:title>
            <chart:grid chart:style-name="ch8" chart:class="major"/>
          </chart:axis>
          <chart:series chart:style-name="ch9" chart:values-cell-range-address="Sheet1.F10:Sheet1.F13" chart:label-cell-address="Sheet1.F9:Sheet1.F9" chart:class="chart:line">
            <chart:data-point chart:repeated="4"/>
          </chart:series>
          <chart:series chart:style-name="ch10" chart:values-cell-range-address="Sheet1.G10:Sheet1.G13" chart:label-cell-address="Sheet1.G9:Sheet1.G9" chart:class="chart:line">
            <chart:data-point chart:repeated="4"/>
          </chart:series>
          <chart:series chart:style-name="ch11" chart:values-cell-range-address="Sheet1.H10:Sheet1.H13" chart:label-cell-address="Sheet1.H9:Sheet1.H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Sheet1.F9:Sheet1.F9</svg:desc>
                </draw:g>
              </table:table-cell>
              <table:table-cell office:value-type="string">
                <text:p>N=4</text:p>
                <draw:g>
                  <svg:desc>Sheet1.G9:Sheet1.G9</svg:desc>
                </draw:g>
              </table:table-cell>
              <table:table-cell office:value-type="string">
                <text:p>N=8</text:p>
                <draw:g>
                  <svg:desc>Sheet1.H9:Sheet1.H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E10:Sheet1.E13</svg:desc>
                </draw:g>
              </table:table-cell>
              <table:table-cell office:value-type="float" office:value="0.504586907693557">
                <text:p>0.504586907693557</text:p>
                <draw:g>
                  <svg:desc>Sheet1.F10:Sheet1.F13</svg:desc>
                </draw:g>
              </table:table-cell>
              <table:table-cell office:value-type="float" office:value="0.281151990349819">
                <text:p>0.281151990349819</text:p>
                <draw:g>
                  <svg:desc>Sheet1.G10:Sheet1.G13</svg:desc>
                </draw:g>
              </table:table-cell>
              <table:table-cell office:value-type="float" office:value="0.118349730244367">
                <text:p>0.118349730244367</text:p>
                <draw:g>
                  <svg:desc>Sheet1.H10:Sheet1.H13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8795227850577">
                <text:p>1.8795227850577</text:p>
              </table:table-cell>
              <table:table-cell office:value-type="float" office:value="4.08518959360653">
                <text:p>4.08518959360653</text:p>
              </table:table-cell>
              <table:table-cell office:value-type="float" office:value="7.48092791530438">
                <text:p>7.48092791530438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8240262300525">
                <text:p>1.98240262300525</text:p>
              </table:table-cell>
              <table:table-cell office:value-type="float" office:value="4.10043996136925">
                <text:p>4.10043996136925</text:p>
              </table:table-cell>
              <table:table-cell office:value-type="float" office:value="7.58114435362273">
                <text:p>7.58114435362273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2.05945472462499">
                <text:p>2.05945472462499</text:p>
              </table:table-cell>
              <table:table-cell office:value-type="float" office:value="4.32271557271557">
                <text:p>4.32271557271557</text:p>
              </table:table-cell>
              <table:table-cell office:value-type="float" office:value="8.12045331894226">
                <text:p>8.120453318942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